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988" calcext:value-type="float">
            <text:p>1117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6540" calcext:value-type="float">
            <text:p>422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57520" calcext:value-type="float">
            <text:p>14015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400" calcext:value-type="float">
            <text:p>136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400000" calcext:value-type="float">
            <text:p>136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4000" calcext:value-type="float">
            <text:p>136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720" calcext:value-type="float">
            <text:p>109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93600" calcext:value-type="float">
            <text:p>1417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7200" calcext:value-type="float">
            <text:p>109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73952" calcext:value-type="float">
            <text:p>45373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376068" calcext:value-type="float">
            <text:p>11343760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8024" calcext:value-type="float">
            <text:p>113980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24536" calcext:value-type="float">
            <text:p>68224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184800" calcext:value-type="float">
            <text:p>50718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903268" calcext:value-type="float">
            <text:p>1909032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7600" calcext:value-type="float">
            <text:p>1908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40160" calcext:value-type="float">
            <text:p>3054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77352" calcext:value-type="float">
            <text:p>1830773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75668" calcext:value-type="float">
            <text:p>354756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90400" calcext:value-type="float">
            <text:p>2126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60800" calcext:value-type="float">
            <text:p>1636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5908" calcext:value-type="float">
            <text:p>1311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204548" calcext:value-type="float">
            <text:p>262045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707040" calcext:value-type="float">
            <text:p>11670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988" calcext:value-type="float">
            <text:p>1117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6540" calcext:value-type="float">
            <text:p>422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57520" calcext:value-type="float">
            <text:p>14015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400" calcext:value-type="float">
            <text:p>136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400000" calcext:value-type="float">
            <text:p>136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4000" calcext:value-type="float">
            <text:p>136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720" calcext:value-type="float">
            <text:p>109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93600" calcext:value-type="float">
            <text:p>1417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7200" calcext:value-type="float">
            <text:p>109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73952" calcext:value-type="float">
            <text:p>45373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376068" calcext:value-type="float">
            <text:p>11343760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8024" calcext:value-type="float">
            <text:p>1139802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24536" calcext:value-type="float">
            <text:p>68224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184800" calcext:value-type="float">
            <text:p>50718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903268" calcext:value-type="float">
            <text:p>1909032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7600" calcext:value-type="float">
            <text:p>1908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40160" calcext:value-type="float">
            <text:p>3054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77352" calcext:value-type="float">
            <text:p>1830773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75668" calcext:value-type="float">
            <text:p>354756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90400" calcext:value-type="float">
            <text:p>2126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60800" calcext:value-type="float">
            <text:p>1636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5908" calcext:value-type="float">
            <text:p>1311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204548" calcext:value-type="float">
            <text:p>262045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707040" calcext:value-type="float">
            <text:p>11670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988" calcext:value-type="float">
            <text:p>1117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6540" calcext:value-type="float">
            <text:p>422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57520" calcext:value-type="float">
            <text:p>14015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400" calcext:value-type="float">
            <text:p>136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400000" calcext:value-type="float">
            <text:p>136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4000" calcext:value-type="float">
            <text:p>136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720" calcext:value-type="float">
            <text:p>109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93600" calcext:value-type="float">
            <text:p>1417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7200" calcext:value-type="float">
            <text:p>109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73952" calcext:value-type="float">
            <text:p>45373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376068" calcext:value-type="float">
            <text:p>11343760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8024" calcext:value-type="float">
            <text:p>11398024</text:p>
          </table:table-cell>
          <table:table-cell office:value-type="float" office:value="11.2283547669373" calcext:value-type="float">
            <text:p>11,23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24536" calcext:value-type="float">
            <text:p>682245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184800" calcext:value-type="float">
            <text:p>50718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18.941136043357" calcext:value-type="float">
            <text:p>18,94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11.2187660237039" calcext:value-type="float">
            <text:p>11,22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903268" calcext:value-type="float">
            <text:p>1909032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7600" calcext:value-type="float">
            <text:p>1908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40160" calcext:value-type="float">
            <text:p>3054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77352" calcext:value-type="float">
            <text:p>1830773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75668" calcext:value-type="float">
            <text:p>354756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90400" calcext:value-type="float">
            <text:p>21269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9.93490060150615" calcext:value-type="float">
            <text:p>9,93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60800" calcext:value-type="float">
            <text:p>1636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5908" calcext:value-type="float">
            <text:p>1311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10.7007765721476" calcext:value-type="float">
            <text:p>10,7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204548" calcext:value-type="float">
            <text:p>262045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707040" calcext:value-type="float">
            <text:p>11670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sc_word,rule</text:p>
          </table:table-cell>
          <table:table-cell office:value-type="float" office:value="1117988" calcext:value-type="float">
            <text:p>111798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1-0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cc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dd_wor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mon_dd_wor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,rule</text:p>
          </table:table-cell>
          <table:table-cell office:value-type="float" office:value="845308" calcext:value-type="float">
            <text:p>8453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dd,rule</text:p>
          </table:table-cell>
          <table:table-cell office:value-type="float" office:value="84530800" calcext:value-type="float">
            <text:p>845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sc,rule</text:p>
          </table:table-cell>
          <table:table-cell office:value-type="float" office:value="4226540" calcext:value-type="float">
            <text:p>422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ay_word_year,rule</text:p>
          </table:table-cell>
          <table:table-cell office:value-type="float" office:value="140157520" calcext:value-type="float">
            <text:p>14015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d_wor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d_wor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d_wor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sc_word,rule</text:p>
          </table:table-cell>
          <table:table-cell office:value-type="float" office:value="1363400" calcext:value-type="float">
            <text:p>1363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d_word,rule</text:p>
          </table:table-cell>
          <table:table-cell office:value-type="float" office:value="272680" calcext:value-type="float">
            <text:p>27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dd_word,rule</text:p>
          </table:table-cell>
          <table:table-cell office:value-type="float" office:value="1363400000" calcext:value-type="float">
            <text:p>1363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dd_word,rule</text:p>
          </table:table-cell>
          <table:table-cell office:value-type="float" office:value="13634000" calcext:value-type="float">
            <text:p>1363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,rule</text:p>
          </table:table-cell>
          <table:table-cell office:value-type="float" office:value="1090720" calcext:value-type="float">
            <text:p>1090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41793600" calcext:value-type="float">
            <text:p>141793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dd_sc,rule</text:p>
          </table:table-cell>
          <table:table-cell office:value-type="float" office:value="10907200" calcext:value-type="float">
            <text:p>1090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5373952" calcext:value-type="float">
            <text:p>453739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word_year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sc_year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2sc_dd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dd_mon,rule</text:p>
          </table:table-cell>
          <table:table-cell office:value-type="float" office:value="1134376068" calcext:value-type="float">
            <text:p>11343760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8024" calcext:value-type="float">
            <text:p>11398024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dd,rule</text:p>
          </table:table-cell>
          <table:table-cell office:value-type="float" office:value="995936432" calcext:value-type="float">
            <text:p>9959364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sc,rule</text:p>
          </table:table-cell>
          <table:table-cell office:value-type="float" office:value="68224536" calcext:value-type="float">
            <text:p>68224536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07184800" calcext:value-type="float">
            <text:p>50718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d,rule</text:p>
          </table:table-cell>
          <table:table-cell office:value-type="float" office:value="272680000" calcext:value-type="float">
            <text:p>2726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d_sc,rule</text:p>
          </table:table-cell>
          <table:table-cell office:value-type="float" office:value="190903268" calcext:value-type="float">
            <text:p>19090326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2sc,rule</text:p>
          </table:table-cell>
          <table:table-cell office:value-type="float" office:value="19087600" calcext:value-type="float">
            <text:p>1908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,rule</text:p>
          </table:table-cell>
          <table:table-cell office:value-type="float" office:value="30540160" calcext:value-type="float">
            <text:p>30540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age_sc,rule</text:p>
          </table:table-cell>
          <table:table-cell office:value-type="float" office:value="183077352" calcext:value-type="float">
            <text:p>18307735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14868" calcext:value-type="float">
            <text:p>19114868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,rule</text:p>
          </table:table-cell>
          <table:table-cell office:value-type="float" office:value="35475668" calcext:value-type="float">
            <text:p>354756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mon_dd_sc,rule</text:p>
          </table:table-cell>
          <table:table-cell office:value-type="float" office:value="212690400" calcext:value-type="float">
            <text:p>2126904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60800" calcext:value-type="float">
            <text:p>1636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5908" calcext:value-type="float">
            <text:p>1311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mon,rule</text:p>
          </table:table-cell>
          <table:table-cell office:value-type="float" office:value="26204548" calcext:value-type="float">
            <text:p>262045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word_year_sc,rule</text:p>
          </table:table-cell>
          <table:table-cell office:value-type="float" office:value="116707040" calcext:value-type="float">
            <text:p>116707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sc_word,rule</text:p>
          </table:table-cell>
          <table:table-cell office:value-type="float" office:value="17724200" calcext:value-type="float">
            <text:p>17724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male</text:p>
          </table:table-cell>
          <table:table-cell office:value-type="string" calcext:value-type="string">
            <text:p>year_word_sc,rule</text:p>
          </table:table-cell>
          <table:table-cell office:value-type="float" office:value="14179360" calcext:value-type="float">
            <text:p>141793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32:44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0S</meta:editing-duration>
    <meta:editing-cycles>3</meta:editing-cycles>
    <meta:generator>LibreOffice/5.2.0.4$Windows_x86 LibreOffice_project/066b007f5ebcc236395c7d282ba488bca6720265</meta:generator>
    <dc:date>2016-08-13T21:33:32.939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